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1.02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628cm" fo:min-width="2.80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P1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</style:style>
    <style:style style:name="T1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87cm" svg:height="1.517cm" svg:x="5.768cm" svg:y="2.531cm">
          <draw:text-box>
            <text:p><text:span text:style-name="T1">High </text:span><text:span text:style-name="T1">Level </text:span><text:span text:style-name="T1">Syste</text:span><text:span text:style-name="T1">m </text:span><text:span text:style-name="T1">Archit</text:span><text:span text:style-name="T1">ectur</text:span><text:span text:style-name="T1">e</text:span></text:p>
          </draw:text-box>
        </draw:frame>
        <draw:custom-shape draw:style-name="gr2" draw:text-style-name="P3" draw:layer="layout" svg:width="3.937cm" svg:height="1.905cm" svg:x="5.318cm" svg:y="9.001cm">
          <text:p text:style-name="P2">Raw Data <text:line-break/>Collec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5" draw:layer="layout" svg:width="1.524cm" svg:height="0.889cm" svg:x="1.635cm" svg:y="9.382cm">
          <text:p text:style-name="P4"><text:span text:style-name="T2">Vend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02cm" svg:height="3.556cm" svg:x="5.572cm" svg:y="13.827cm">
          <text:p text:style-name="P4"><text:span text:style-name="T3">Mongo</text:span><text:span text:style-name="T3">DB</text:span><text:span text:style-name="T3"><text:line-break/></text:span><text:span text:style-name="T3">Databa</text:span><text:span text:style-name="T3">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937cm" svg:height="1.905cm" svg:x="13.065cm" svg:y="9.001cm">
          <text:p text:style-name="P2">Pre Processing<text:line-break/>Data Aggrega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draw:layer="layout" svg:width="3.937cm" svg:height="1.905cm" svg:x="19.415cm" svg:y="9.001cm">
          <text:p text:style-name="P2">Final Processing<text:line-break/>Data Aggrega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6" draw:layer="layout" svg:width="3.302cm" svg:height="3.556cm" svg:x="13.319cm" svg:y="13.7cm">
          <text:p text:style-name="P4"><text:span text:style-name="T3">MongoDB</text:span><text:span text:style-name="T3"><text:line-break/></text:span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3.302cm" svg:height="3.556cm" svg:x="19.923cm" svg:y="13.7cm">
          <text:p text:style-name="P4"><text:span text:style-name="T3">Mongo</text:span><text:span text:style-name="T3">DB</text:span><text:span text:style-name="T3"><text:line-break/></text:span><text:span text:style-name="T3">Databa</text:span><text:span text:style-name="T3">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7" draw:layer="layout" svg:x1="7.223cm" svg:y1="10.906cm" svg:x2="7.223cm" svg:y2="13.827cm">
          <text:p/>
        </draw:line>
        <draw:line draw:style-name="gr5" draw:text-style-name="P7" draw:layer="layout" svg:x1="7.604cm" svg:y1="13.827cm" svg:x2="7.604cm" svg:y2="10.906cm">
          <text:p/>
        </draw:line>
        <draw:line draw:style-name="gr5" draw:text-style-name="P7" draw:layer="layout" svg:x1="14.97cm" svg:y1="11.033cm" svg:x2="14.97cm" svg:y2="13.446cm">
          <text:p/>
        </draw:line>
        <draw:line draw:style-name="gr5" draw:text-style-name="P7" draw:layer="layout" svg:x1="21.447cm" svg:y1="10.906cm" svg:x2="21.447cm" svg:y2="13.446cm">
          <text:p/>
        </draw:line>
        <draw:line draw:style-name="gr5" draw:text-style-name="P7" draw:layer="layout" svg:x1="3.159cm" svg:y1="9.89cm" svg:x2="5.318cm" svg:y2="9.89cm">
          <text:p/>
        </draw:line>
        <draw:line draw:style-name="gr5" draw:text-style-name="P7" draw:layer="layout" svg:x1="9.255cm" svg:y1="10.017cm" svg:x2="13.065cm" svg:y2="10.017cm">
          <text:p/>
        </draw:line>
        <draw:line draw:style-name="gr5" draw:text-style-name="P7" draw:layer="layout" svg:x1="17.002cm" svg:y1="10.017cm" svg:x2="19.415cm" svg:y2="10.017cm">
          <text:p/>
        </draw:line>
        <draw:frame draw:style-name="gr6" draw:text-style-name="P8" draw:layer="layout" svg:width="6.096cm" svg:height="2.147cm" svg:x="4.302cm" svg:y="6.461cm">
          <draw:text-box>
            <text:p><text:span text:style-name="T4">This </text:span><text:span text:style-name="T4">step </text:span><text:span text:style-name="T4">unpac</text:span><text:span text:style-name="T4">ks </text:span><text:span text:style-name="T4">and </text:span><text:span text:style-name="T4">saves </text:span><text:span text:style-name="T4">the </text:span><text:span text:style-name="T4">GTFS </text:span><text:span text:style-name="T4">files </text:span><text:span text:style-name="T4">from </text:span><text:span text:style-name="T4">the </text:span><text:span text:style-name="T4">vendo</text:span><text:span text:style-name="T4">r to </text:span><text:span text:style-name="T4">the </text:span><text:span text:style-name="T4">raw-</text:span><text:span text:style-name="T4">data-</text:span><text:span text:style-name="T4">datab</text:span><text:span text:style-name="T4">ase</text:span></text:p>
          </draw:text-box>
        </draw:frame>
        <draw:frame draw:style-name="gr6" draw:text-style-name="P8" draw:layer="layout" svg:width="6.096cm" svg:height="1.904cm" svg:x="11.922cm" svg:y="6.461cm">
          <draw:text-box>
            <text:p><text:span text:style-name="T4">This step </text:span><text:span text:style-name="T4">retrieves, </text:span><text:span text:style-name="T4">filters <text:s/></text:span><text:span text:style-name="T4">redundant </text:span><text:span text:style-name="T4">entries, </text:span><text:span text:style-name="T5">collects</text:span><text:span text:style-name="T4">, and </text:span><text:span text:style-name="T4">aggregates </text:span><text:span text:style-name="T4">data</text:span></text:p>
          </draw:text-box>
        </draw:frame>
        <draw:frame draw:style-name="gr6" draw:text-style-name="P10" draw:layer="layout" svg:width="6.096cm" svg:height="1.979cm" svg:x="18.399cm" svg:y="6.461cm">
          <draw:text-box>
            <text:p text:style-name="P9"><text:span text:style-name="T5">This </text:span><text:span text:style-name="T5">step </text:span><text:span text:style-name="T5">compu</text:span><text:span text:style-name="T5">tes </text:span><text:span text:style-name="T5">neces</text:span><text:span text:style-name="T5">sary </text:span><text:span text:style-name="T5">indexe</text:span><text:span text:style-name="T5">s in </text:span><text:span text:style-name="T5">the </text:span><text:span text:style-name="T5">object</text:span><text:span text:style-name="T5">s for </text:span><text:span text:style-name="T5">faster </text:span><text:span text:style-name="T5">retriev</text:span><text:span text:style-name="T5">al and </text:span><text:span text:style-name="T5">compu</text:span><text:span text:style-name="T5">tation </text:span><text:span text:style-name="T5">for </text:span><text:span text:style-name="T5">other </text:span><text:span text:style-name="T5">micros</text:span><text:span text:style-name="T5">ervice</text:span><text:span text:style-name="T5">s</text:span></text:p>
          </draw:text-box>
        </draw:frame>
        <draw:frame draw:style-name="gr6" draw:text-style-name="P11" draw:layer="layout" svg:width="3.81cm" svg:height="2.147cm" svg:x="0.619cm" svg:y="10.791cm">
          <draw:text-box>
            <text:p><text:span text:style-name="T4">Third </text:span><text:span text:style-name="T4">party </text:span><text:span text:style-name="T4">vendo</text:span><text:span text:style-name="T4">r that </text:span><text:span text:style-name="T4">public</text:span><text:span text:style-name="T4">ly </text:span><text:span text:style-name="T4">suppli</text:span><text:span text:style-name="T4">es </text:span><text:span text:style-name="T4">GTFS </text:span><text:span text:style-name="T4">static </text:span><text:span text:style-name="T4">files</text:span></text:p>
          </draw:text-box>
        </draw:frame>
        <draw:line draw:style-name="gr5" draw:text-style-name="P7" draw:layer="layout" svg:x1="7.985cm" svg:y1="13.573cm" svg:x2="14.589cm" svg:y2="11.16cm">
          <text:p/>
        </draw:line>
        <draw:line draw:style-name="gr5" draw:text-style-name="P7" draw:layer="layout" svg:x1="15.478cm" svg:y1="13.446cm" svg:x2="20.93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23T22:24:47.020358311</dc:date>
    <meta:editing-duration>PT1H7M22S</meta:editing-duration>
    <meta:editing-cycles>23</meta:editing-cycles>
    <meta:generator>LibreOffice/6.0.6.2$Linux_X86_64 LibreOffice_project/0c292870b25a325b5ed35f6b45599d2ea4458e77</meta:generator>
    <meta:document-statistic meta:object-count="21"/>
  </office:meta>
</office:document-meta>
</file>